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ＭＳ 明朝" svg:font-family="ＭＳ 明朝" style:font-family-generic="modern" style:font-pitch="fixed" svg:panose-1="2 2 6 9 4 2 5 8 3 4"/>
    <style:font-face style:name="AppleSystemUIFont" svg:font-family="AppleSystemUIFont" style:font-family-generic="system" svg:panose-1="2 11 6 4 2 2 2 2 2 4"/>
    <style:font-face style:name="游ゴシック Light" svg:font-family="游ゴシック Light" style:font-family-generic="swiss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</style:style>
    <style:style style:name="P7" style:parent-style-name="Textbody" style:family="paragraph">
      <style:paragraph-properties fo:margin-left="0.5in" fo:text-indent="-0.25in">
        <style:tab-stops/>
      </style:paragraph-properties>
    </style:style>
    <style:style style:name="P8" style:parent-style-name="Textbody" style:family="paragraph">
      <style:paragraph-properties fo:text-align="justify"/>
    </style:style>
    <style:style style:name="T9" style:parent-style-name="段落フォント" style:family="text">
      <style:text-properties fo:font-weight="bold" style:font-weight-asian="bold" fo:font-style="italic" style:font-style-asian="italic" fo:language="en" fo:country="US"/>
    </style:style>
    <style:style style:name="T10" style:parent-style-name="段落フォント" style:family="text">
      <style:text-properties fo:font-style="italic" style:font-style-asian="italic" style:font-style-complex="italic"/>
    </style:style>
    <style:style style:name="T11" style:parent-style-name="段落フォント" style:family="text">
      <style:text-properties fo:font-style="italic" style:font-style-asian="italic" style:font-style-complex="italic" fo:language="en" fo:country="US"/>
    </style:style>
    <style:style style:name="T12" style:parent-style-name="段落フォント" style:family="text">
      <style:text-properties fo:font-style="italic" style:font-style-asian="italic" style:font-style-complex="italic"/>
    </style:style>
    <style:style style:name="T13" style:parent-style-name="段落フォント" style:family="text">
      <style:text-properties fo:language="en" fo:country="US"/>
    </style:style>
    <style:style style:name="T14" style:parent-style-name="段落フォント" style:family="text">
      <style:text-properties fo:font-weight="bold" style:font-weight-asian="bold" style:font-weight-complex="bold" fo:language="en" fo:country="US"/>
    </style:style>
    <style:style style:name="T15" style:parent-style-name="段落フォント" style:family="text">
      <style:text-properties fo:language="en" fo:country="US"/>
    </style:style>
    <style:style style:name="P1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8" style:parent-style-name="Standard" style:family="paragraph">
      <style:paragraph-properties fo:text-indent="0.25in"/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30" style:parent-style-name="段落フォント" style:family="text">
      <style:text-properties fo:font-style="italic" style:font-style-asian="italic" fo:language="en" fo:country="US" style:language-asian="ja" style:country-asian="JP"/>
    </style:style>
    <style:style style:name="T31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32" style:parent-style-name="段落フォント" style:family="text">
      <style:text-properties fo:language="en" fo:country="US" style:language-asian="ja" style:country-asian="JP"/>
    </style:style>
    <style:style style:name="P33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34" style:parent-style-name="Standard" style:family="paragraph">
      <style:paragraph-properties fo:text-align="justify"/>
    </style:style>
    <style:style style:name="T35" style:parent-style-name="段落フォント" style:family="text">
      <style:text-properties fo:language="en" fo:country="US" style:language-asian="ja" style:country-asian="JP"/>
    </style:style>
    <style:style style:name="T36" style:parent-style-name="段落フォント" style:family="text">
      <style:text-properties fo:font-weight="bold" style:font-weight-asian="bold" style:font-weight-complex="bold" fo:language="en" fo:country="US" style:language-asian="ja" style:country-asian="JP"/>
    </style:style>
    <style:style style:name="T37" style:parent-style-name="段落フォント" style:family="text">
      <style:text-properties fo:language="en" fo:country="US" style:language-asian="ja" style:country-asian="JP"/>
    </style:style>
    <style:style style:name="T38" style:parent-style-name="段落フォント" style:family="text">
      <style:text-properties fo:font-weight="bold" style:font-weight-asian="bold" style:font-weight-complex="bold" fo:language="en" fo:country="US" style:language-asian="ja" style:country-asian="JP"/>
    </style:style>
    <style:style style:name="T39" style:parent-style-name="段落フォント" style:family="text">
      <style:text-properties fo:language="en" fo:country="US" style:language-asian="ja" style:country-asian="JP"/>
    </style:style>
    <style:style style:name="P40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4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43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4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5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6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7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8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4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T54" style:parent-style-name="段落フォント" style:family="text">
      <style:text-properties fo:color="#FF0000" fo:language="en" fo:country="US" style:language-asian="ja" style:country-asian="JP"/>
    </style:style>
    <style:style style:name="T55" style:parent-style-name="段落フォント" style:family="text">
      <style:text-properties fo:language="en" fo:country="US" style:language-asian="ja" style:country-asian="JP"/>
    </style:style>
    <style:style style:name="T56" style:parent-style-name="段落フォント" style:family="text">
      <style:text-properties fo:font-weight="bold" style:font-weight-asian="bold" style:font-weight-complex="bold" fo:language="en" fo:country="US" style:language-asian="ja" style:country-asian="JP"/>
    </style:style>
    <style:style style:name="T57" style:parent-style-name="段落フォント" style:family="text">
      <style:text-properties fo:language="en" fo:country="US" style:language-asian="ja" style:country-asian="JP"/>
    </style:style>
    <style:style style:name="P58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5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6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61" style:parent-style-name="Standard" style:family="paragraph">
      <style:paragraph-properties fo:margin-left="0.0833in" fo:text-indent="0.1666in">
        <style:tab-stops/>
      </style:paragraph-properties>
      <style:text-properties fo:color="#FF0000" fo:language="en" fo:country="US" style:language-asian="ja" style:country-asian="JP"/>
    </style:style>
    <style:style style:name="P62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63" style:parent-style-name="Standard" style:family="paragraph">
      <style:paragraph-properties fo:text-indent="0.25in"/>
      <style:text-properties fo:color="#000000" fo:language="en" fo:country="US" style:language-asian="ja" style:country-asian="JP"/>
    </style:style>
    <style:style style:name="P64" style:parent-style-name="Standard" style:family="paragraph">
      <style:paragraph-properties fo:margin-left="0.0833in" fo:text-indent="0.1666in">
        <style:tab-stops/>
      </style:paragraph-properties>
    </style:style>
    <style:style style:name="T65" style:parent-style-name="段落フォント" style:family="text">
      <style:text-properties fo:color="#000000" fo:language="en" fo:country="US" style:language-asian="ja" style:country-asian="JP"/>
    </style:style>
    <style:style style:name="P66" style:parent-style-name="Standard" style:family="paragraph">
      <style:text-properties fo:color="#FF0000" fo:language="en" fo:country="US" style:language-asian="ja" style:country-asian="JP"/>
    </style:style>
    <style:style style:name="P67" style:parent-style-name="Standard" style:family="paragraph">
      <style:text-properties fo:color="#FF0000" fo:language="en" fo:country="US" style:language-asian="ja" style:country-asian="JP"/>
    </style:style>
    <style:style style:name="P68" style:parent-style-name="Standard" style:family="paragraph">
      <style:text-properties fo:color="#FF0000" fo:language="en" fo:country="US" style:language-asian="ja" style:country-asian="JP"/>
    </style:style>
    <style:style style:name="P69" style:parent-style-name="Standard" style:family="paragraph">
      <style:text-properties fo:color="#FF0000" fo:language="en" fo:country="US" style:language-asian="ja" style:country-asian="JP"/>
    </style:style>
    <style:style style:name="P70" style:parent-style-name="Standard" style:family="paragraph">
      <style:text-properties fo:color="#FF0000" fo:language="en" fo:country="US" style:language-asian="ja" style:country-asian="JP"/>
    </style:style>
    <style:style style:name="P71" style:parent-style-name="Standard" style:family="paragraph">
      <style:text-properties fo:color="#FF0000" fo:language="en" fo:country="US" style:language-asian="ja" style:country-asian="JP"/>
    </style:style>
    <style:style style:name="P72" style:parent-style-name="Standard" style:family="paragraph">
      <style:text-properties fo:color="#FF0000" fo:language="en" fo:country="US" style:language-asian="ja" style:country-asian="JP"/>
    </style:style>
    <style:style style:name="P73" style:parent-style-name="Standard" style:family="paragraph">
      <style:paragraph-properties fo:text-align="justify"/>
    </style:style>
    <style:style style:name="T74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75" style:parent-style-name="段落フォント" style:family="text">
      <style:text-properties fo:font-style="italic" style:font-style-asian="italic" fo:language="en" fo:country="US" style:language-asian="ja" style:country-asian="JP"/>
    </style:style>
    <style:style style:name="T76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77" style:parent-style-name="段落フォント" style:family="text">
      <style:text-properties fo:language="en" fo:country="US" style:language-asian="ja" style:country-asian="JP"/>
    </style:style>
    <style:style style:name="T78" style:parent-style-name="段落フォント" style:family="text">
      <style:text-properties fo:font-weight="bold" style:font-weight-asian="bold" style:font-weight-complex="bold" fo:language="en" fo:country="US" style:language-asian="ja" style:country-asian="JP"/>
    </style:style>
    <style:style style:name="T79" style:parent-style-name="段落フォント" style:family="text">
      <style:text-properties fo:language="en" fo:country="US" style:language-asian="ja" style:country-asian="JP"/>
    </style:style>
    <style:style style:name="T80" style:parent-style-name="段落フォント" style:family="text">
      <style:text-properties fo:language="en" fo:country="US" style:language-asian="ja" style:country-asian="JP"/>
    </style:style>
    <style:style style:name="P81" style:parent-style-name="Standard" style:family="paragraph">
      <style:text-properties fo:language="en" fo:country="US" style:language-asian="ja" style:country-asian="JP"/>
    </style:style>
    <style:style style:name="P8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5" style:parent-style-name="Standard" style:family="paragraph">
      <style:paragraph-properties fo:margin-left="0.5in" fo:text-indent="-0.25in">
        <style:tab-stops/>
      </style:paragraph-properties>
    </style:style>
    <style:style style:name="T86" style:parent-style-name="段落フォント" style:family="text">
      <style:text-properties fo:color="#FF0000" fo:language="en" fo:country="US" style:language-asian="ja" style:country-asian="JP"/>
    </style:style>
    <style:style style:name="P87" style:parent-style-name="標準" style:family="paragraph">
      <style:paragraph-properties fo:text-align="center"/>
      <style:text-properties style:language-asian="ja" style:country-asian="JP"/>
    </style:style>
    <style:style style:name="P88" style:parent-style-name="標準" style:family="paragraph">
      <style:paragraph-properties fo:text-align="center"/>
      <style:text-properties style:language-asian="ja" style:country-asian="JP"/>
    </style:style>
    <style:style style:name="P89" style:parent-style-name="標準" style:family="paragraph">
      <style:paragraph-properties fo:text-align="center"/>
      <style:text-properties style:language-asian="ja" style:country-asian="JP"/>
    </style:style>
    <style:style style:name="P9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3" style:parent-style-name="Standard" style:family="paragraph">
      <style:paragraph-properties fo:margin-left="0.5in" fo:text-indent="-0.25in">
        <style:tab-stops/>
      </style:paragraph-properties>
    </style:style>
    <style:style style:name="T94" style:parent-style-name="段落フォント" style:family="text">
      <style:text-properties fo:color="#FF0000" fo:language="en" fo:country="US" style:language-asian="ja" style:country-asian="JP"/>
    </style:style>
    <style:style style:name="T95" style:parent-style-name="段落フォント" style:family="text">
      <style:text-properties fo:color="#FF0000" fo:language="en" fo:country="US" style:language-asian="ja" style:country-asian="JP"/>
    </style:style>
    <style:style style:name="P9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9" style:parent-style-name="Standard" style:family="paragraph">
      <style:paragraph-properties fo:margin-left="0.5in" fo:text-indent="-0.25in">
        <style:tab-stops/>
      </style:paragraph-properties>
    </style:style>
    <style:style style:name="T100" style:parent-style-name="段落フォント" style:family="text">
      <style:text-properties fo:color="#FF0000" fo:language="en" fo:country="US" style:language-asian="ja" style:country-asian="JP"/>
    </style:style>
    <style:style style:name="T101" style:parent-style-name="段落フォント" style:family="text">
      <style:text-properties fo:color="#FF0000" fo:language="en" fo:country="US" style:language-asian="ja" style:country-asian="JP"/>
    </style:style>
    <style:style style:name="T102" style:parent-style-name="段落フォント" style:family="text">
      <style:text-properties fo:color="#FF0000" fo:language="en" fo:country="US" style:language-asian="ja" style:country-asian="JP"/>
    </style:style>
    <style:style style:name="T103" style:parent-style-name="段落フォント" style:family="text">
      <style:text-properties fo:color="#FF0000" fo:language="en" fo:country="US" style:language-asian="ja" style:country-asian="JP"/>
    </style:style>
    <style:style style:name="P10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08" style:parent-style-name="Standard" style:family="paragraph">
      <style:paragraph-properties fo:margin-left="0.5in" fo:text-indent="-0.25in">
        <style:tab-stops/>
      </style:paragraph-properties>
    </style:style>
    <style:style style:name="T109" style:parent-style-name="段落フォント" style:family="text">
      <style:text-properties fo:color="#FF0000" fo:language="en" fo:country="US" style:language-asian="ja" style:country-asian="JP"/>
    </style:style>
    <style:style style:name="P110" style:parent-style-name="Standard" style:family="paragraph">
      <style:paragraph-properties fo:margin-left="0.5in" fo:text-indent="-0.25in">
        <style:tab-stops/>
      </style:paragraph-properties>
    </style:style>
    <style:style style:name="T111" style:parent-style-name="段落フォント" style:family="text">
      <style:text-properties fo:color="#FF0000" fo:language="en" fo:country="US" style:language-asian="ja" style:country-asian="JP"/>
    </style:style>
    <style:style style:name="T112" style:parent-style-name="段落フォント" style:family="text">
      <style:text-properties fo:color="#FF0000" fo:language="en" fo:country="US" style:language-asian="ja" style:country-asian="JP"/>
    </style:style>
    <style:style style:name="P11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1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4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50" style:parent-style-name="Standard" style:family="paragraph">
      <style:paragraph-properties fo:text-align="justify"/>
    </style:style>
    <style:style style:name="T151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52" style:parent-style-name="段落フォント" style:family="text">
      <style:text-properties fo:font-style="italic" style:font-style-asian="italic" fo:language="en" fo:country="US" style:language-asian="ja" style:country-asian="JP"/>
    </style:style>
    <style:style style:name="T153" style:parent-style-name="段落フォント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54" style:parent-style-name="段落フォント" style:family="text">
      <style:text-properties fo:language="en" fo:country="US" style:language-asian="ja" style:country-asian="JP"/>
    </style:style>
    <style:style style:name="T155" style:parent-style-name="段落フォント" style:family="text">
      <style:text-properties fo:font-weight="bold" style:font-weight-asian="bold" style:font-weight-complex="bold" fo:language="en" fo:country="US" style:language-asian="ja" style:country-asian="JP"/>
    </style:style>
    <style:style style:name="T156" style:parent-style-name="段落フォント" style:family="text">
      <style:text-properties fo:language="en" fo:country="US" style:language-asian="ja" style:country-asian="JP"/>
    </style:style>
    <style:style style:name="P157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58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59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60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161" style:parent-style-name="Standard" style:family="paragraph">
      <style:paragraph-properties fo:text-align="justify"/>
    </style:style>
    <style:style style:name="T162" style:parent-style-name="段落フォント" style:family="text">
      <style:text-properties style:font-name="ＭＳ 明朝" style:font-name-asian="ＭＳ 明朝" style:font-name-complex="ＭＳ 明朝" fo:color="#FF0000" fo:language="en" fo:country="US" style:language-asian="ja" style:country-asian="JP"/>
    </style:style>
    <style:style style:name="P16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4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7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8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69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0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1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4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7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8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79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T180" style:parent-style-name="段落フォント" style:family="text">
      <style:text-properties style:font-name="AppleSystemUIFont" style:font-name-complex="AppleSystemUIFont" style:letter-kerning="false" style:language-complex="ar" style:country-complex="SA"/>
    </style:style>
    <style:style style:name="T181" style:parent-style-name="段落フォント" style:family="text">
      <style:text-properties style:font-name="ＭＳ 明朝" style:font-name-asian="ＭＳ 明朝" style:font-name-complex="ＭＳ 明朝" fo:color="#FF0000" fo:language="en" fo:country="US" style:language-asian="ja" style:country-asian="JP"/>
    </style:style>
    <style:style style:name="P18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83" style:parent-style-name="標準" style:family="paragraph">
      <style:paragraph-properties style:text-autospace="none" fo:text-align="start" style:vertical-align="auto"/>
      <style:text-properties fo:hyphenate="true"/>
    </style:style>
    <style:style style:name="T184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18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8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87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88" style:parent-style-name="標準" style:family="paragraph">
      <style:paragraph-properties style:text-autospace="none" fo:text-align="start" style:vertical-align="auto"/>
      <style:text-properties fo:hyphenate="true"/>
    </style:style>
    <style:style style:name="T189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190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91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9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9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94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195" style:parent-style-name="標準" style:family="paragraph">
      <style:paragraph-properties style:text-autospace="none" fo:text-align="start" style:vertical-align="auto"/>
      <style:text-properties fo:hyphenate="true"/>
    </style:style>
    <style:style style:name="T196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197" style:parent-style-name="標準" style:family="paragraph">
      <style:paragraph-properties style:text-autospace="none" fo:text-align="start" style:vertical-align="auto"/>
      <style:text-properties fo:hyphenate="true"/>
    </style:style>
    <style:style style:name="T198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199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00" style:parent-style-name="標準" style:family="paragraph">
      <style:paragraph-properties style:text-autospace="none" fo:text-align="start" style:vertical-align="auto"/>
      <style:text-properties fo:hyphenate="true"/>
    </style:style>
    <style:style style:name="T201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20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03" style:parent-style-name="標準" style:family="paragraph">
      <style:paragraph-properties style:text-autospace="none" fo:text-align="start" style:vertical-align="auto"/>
      <style:text-properties fo:hyphenate="true"/>
    </style:style>
    <style:style style:name="T204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20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0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07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08" style:parent-style-name="標準" style:family="paragraph">
      <style:paragraph-properties style:text-autospace="none" fo:text-align="start" style:vertical-align="auto"/>
      <style:text-properties fo:hyphenate="true"/>
    </style:style>
    <style:style style:name="T209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210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1" style:parent-style-name="標準" style:family="paragraph">
      <style:paragraph-properties style:text-autospace="none" fo:text-align="start" style:vertical-align="auto"/>
      <style:text-properties fo:hyphenate="true"/>
    </style:style>
    <style:style style:name="T212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21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4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7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8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19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0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1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4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5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6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fo:font-size="11pt" style:font-size-asian="11pt" style:font-size-complex="11pt" style:language-complex="ar" style:country-complex="SA" fo:hyphenate="true"/>
    </style:style>
    <style:style style:name="P227" style:parent-style-name="標準" style:family="paragraph">
      <style:paragraph-properties style:text-autospace="none" fo:text-align="start" style:vertical-align="auto"/>
      <style:text-properties fo:hyphenate="true"/>
    </style:style>
    <style:style style:name="T228" style:parent-style-name="段落フォント" style:family="text">
      <style:text-properties style:font-name="AppleSystemUIFont" style:font-name-complex="AppleSystemUIFont" style:letter-kerning="false" fo:font-size="11pt" style:font-size-asian="11pt" style:font-size-complex="11pt" style:language-complex="ar" style:country-complex="SA"/>
    </style:style>
    <style:style style:name="P229" style:parent-style-name="標準" style:family="paragraph">
      <style:text-properties style:language-asian="ja" style:country-asian="JP" style:language-complex="ar" style:country-complex="SA"/>
    </style:style>
    <style:style style:name="P230" style:parent-style-name="標準" style:family="paragraph">
      <style:text-properties style:language-asian="ja" style:country-asian="JP" style:language-complex="ar" style:country-complex="SA"/>
    </style:style>
    <style:style style:name="P231" style:parent-style-name="標準" style:family="paragraph">
      <style:text-properties style:language-asian="ja" style:country-asian="JP" style:language-complex="ar" style:country-complex="SA"/>
    </style:style>
    <style:style style:name="P232" style:parent-style-name="標準" style:family="paragraph">
      <style:text-properties style:language-asian="ja" style:country-asian="JP" style:language-complex="ar" style:country-complex="SA"/>
    </style:style>
    <style:style style:name="P233" style:parent-style-name="標準" style:family="paragraph">
      <style:text-properties style:language-asian="ja" style:country-asian="JP" style:language-complex="ar" style:country-complex="SA"/>
    </style:style>
    <style:style style:name="P234" style:parent-style-name="標準" style:family="paragraph">
      <style:text-properties style:language-asian="ja" style:country-asian="JP" style:language-complex="ar" style:country-complex="SA"/>
    </style:style>
    <style:style style:name="P235" style:parent-style-name="標準" style:family="paragraph">
      <style:text-properties style:language-asian="ja" style:country-asian="JP" style:language-complex="ar" style:country-complex="SA"/>
    </style:style>
    <style:style style:name="P236" style:parent-style-name="標準" style:family="paragraph">
      <style:text-properties style:language-asian="ja" style:country-asian="JP" style:language-complex="ar" style:country-complex="SA"/>
    </style:style>
    <style:style style:name="P237" style:parent-style-name="標準" style:family="paragraph">
      <style:text-properties style:language-asian="ja" style:country-asian="JP" style:language-complex="ar" style:country-complex="SA"/>
    </style:style>
    <style:style style:name="P238" style:parent-style-name="標準" style:family="paragraph">
      <style:text-properties style:language-asian="ja" style:country-asian="JP" style:language-complex="ar" style:country-complex="SA"/>
    </style:style>
    <style:style style:name="P239" style:parent-style-name="標準" style:family="paragraph">
      <style:text-properties style:language-asian="ja" style:country-asian="JP" style:language-complex="ar" style:country-complex="SA"/>
    </style:style>
    <style:style style:name="P240" style:parent-style-name="標準" style:family="paragraph">
      <style:text-properties style:language-asian="ja" style:country-asian="JP" style:language-complex="ar" style:country-complex="SA"/>
    </style:style>
    <style:style style:name="P241" style:parent-style-name="標準" style:family="paragraph">
      <style:text-properties style:language-asian="ja" style:country-asian="JP" style:language-complex="ar" style:country-complex="SA"/>
    </style:style>
    <style:style style:name="P242" style:parent-style-name="標準" style:family="paragraph">
      <style:text-properties style:language-asian="ja" style:country-asian="JP" style:language-complex="ar" style:country-complex="SA"/>
    </style:style>
    <style:style style:name="P243" style:parent-style-name="標準" style:family="paragraph">
      <style:text-properties style:language-asian="ja" style:country-asian="JP" style:language-complex="ar" style:country-complex="SA"/>
    </style:style>
    <style:style style:name="P244" style:parent-style-name="標準" style:family="paragraph">
      <style:text-properties style:language-asian="ja" style:country-asian="JP" style:language-complex="ar" style:country-complex="SA"/>
    </style:style>
    <style:style style:name="P245" style:parent-style-name="標準" style:family="paragraph">
      <style:text-properties style:language-asian="ja" style:country-asian="JP" style:language-complex="ar" style:country-complex="SA"/>
    </style:style>
    <style:style style:name="P246" style:parent-style-name="標準" style:family="paragraph">
      <style:text-properties style:language-asian="ja" style:country-asian="JP" style:language-complex="ar" style:country-complex="SA"/>
    </style:style>
    <style:style style:name="P247" style:parent-style-name="標準" style:family="paragraph">
      <style:text-properties style:language-asian="ja" style:country-asian="JP" style:language-complex="ar" style:country-complex="SA"/>
    </style:style>
    <style:style style:name="P248" style:parent-style-name="標準" style:family="paragraph">
      <style:text-properties style:language-asian="ja" style:country-asian="JP" style:language-complex="ar" style:country-complex="SA"/>
    </style:style>
    <style:style style:name="T249" style:parent-style-name="段落フォント" style:family="text">
      <style:text-properties style:language-asian="ja" style:country-asian="JP" style:language-complex="ar" style:country-complex="SA"/>
    </style:style>
    <style:style style:name="P250" style:parent-style-name="標準" style:family="paragraph">
      <style:text-properties style:language-asian="ja" style:country-asian="JP"/>
    </style:style>
    <style:style style:name="P251" style:parent-style-name="標準" style:family="paragraph">
      <style:text-properties style:language-asian="ja" style:country-asian="JP"/>
    </style:style>
    <style:style style:name="P252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253" style:parent-style-name="標準" style:family="paragraph">
      <style:paragraph-properties style:text-autospace="none" fo:text-align="start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T254" style:parent-style-name="段落フォント" style:family="text">
      <style:text-properties style:font-name="AppleSystemUIFont" style:font-name-complex="AppleSystemUIFont" style:letter-kerning="false" style:language-complex="ar" style:country-complex="SA"/>
    </style:style>
    <style:style style:name="P255" style:parent-style-name="標準" style:family="paragraph">
      <style:text-properties style:language-asian="ja" style:country-asian="JP" style:language-complex="ar" style:country-complex="SA"/>
    </style:style>
    <style:style style:name="P256" style:parent-style-name="標準" style:family="paragraph">
      <style:text-properties style:language-asian="ja" style:country-asian="JP" style:language-complex="ar" style:country-complex="SA"/>
    </style:style>
    <style:style style:name="P257" style:parent-style-name="標準" style:family="paragraph">
      <style:text-properties style:language-asian="ja" style:country-asian="JP" style:language-complex="ar" style:country-complex="SA"/>
    </style:style>
    <style:style style:name="P258" style:parent-style-name="標準" style:family="paragraph">
      <style:text-properties style:language-asian="ja" style:country-asian="JP" style:language-complex="ar" style:country-complex="SA"/>
    </style:style>
    <style:style style:name="P259" style:parent-style-name="標準" style:family="paragraph">
      <style:text-properties style:language-asian="ja" style:country-asian="JP" style:language-complex="ar" style:country-complex="SA"/>
    </style:style>
    <style:style style:name="P260" style:parent-style-name="標準" style:family="paragraph">
      <style:text-properties style:language-asian="ja" style:country-asian="JP" style:language-complex="ar" style:country-complex="SA"/>
    </style:style>
    <style:style style:name="P261" style:parent-style-name="標準" style:family="paragraph">
      <style:text-properties style:language-asian="ja" style:country-asian="JP" style:language-complex="ar" style:country-complex="SA"/>
    </style:style>
    <style:style style:name="P262" style:parent-style-name="標準" style:family="paragraph">
      <style:text-properties style:language-asian="ja" style:country-asian="JP" style:language-complex="ar" style:country-complex="SA"/>
    </style:style>
    <style:style style:name="P263" style:parent-style-name="標準" style:family="paragraph">
      <style:text-properties style:language-asian="ja" style:country-asian="JP" style:language-complex="ar" style:country-complex="SA"/>
    </style:style>
    <style:style style:name="P264" style:parent-style-name="標準" style:family="paragraph">
      <style:text-properties style:language-asian="ja" style:country-asian="JP" style:language-complex="ar" style:country-complex="SA"/>
    </style:style>
    <style:style style:name="P265" style:parent-style-name="標準" style:family="paragraph">
      <style:text-properties style:language-asian="ja" style:country-asian="JP" style:language-complex="ar" style:country-complex="SA"/>
    </style:style>
    <style:style style:name="P266" style:parent-style-name="標準" style:family="paragraph">
      <style:text-properties style:language-asian="ja" style:country-asian="JP" style:language-complex="ar" style:country-complex="SA"/>
    </style:style>
    <style:style style:name="P267" style:parent-style-name="標準" style:family="paragraph">
      <style:text-properties style:language-asian="ja" style:country-asian="JP" style:language-complex="ar" style:country-complex="SA"/>
    </style:style>
    <style:style style:name="P268" style:parent-style-name="標準" style:family="paragraph">
      <style:text-properties style:language-asian="ja" style:country-asian="JP" style:language-complex="ar" style:country-complex="SA"/>
    </style:style>
    <style:style style:name="P269" style:parent-style-name="標準" style:family="paragraph">
      <style:text-properties style:language-asian="ja" style:country-asian="JP" style:language-complex="ar" style:country-complex="SA"/>
    </style:style>
    <style:style style:name="P270" style:parent-style-name="標準" style:family="paragraph">
      <style:text-properties style:language-asian="ja" style:country-asian="JP" style:language-complex="ar" style:country-complex="SA"/>
    </style:style>
    <style:style style:name="P271" style:parent-style-name="標準" style:family="paragraph">
      <style:text-properties style:language-asian="ja" style:country-asian="JP" style:language-complex="ar" style:country-complex="SA"/>
    </style:style>
    <style:style style:name="P272" style:parent-style-name="標準" style:family="paragraph">
      <style:text-properties style:language-asian="ja" style:country-asian="JP" style:language-complex="ar" style:country-complex="SA"/>
    </style:style>
    <style:style style:name="P273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4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5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6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7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8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79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80" style:parent-style-name="標準" style:family="paragraph">
      <style:paragraph-properties>
        <style:tab-stops>
          <style:tab-stop style:type="left" style:position="5.8437in"/>
        </style:tab-stops>
      </style:paragraph-properties>
      <style:text-properties style:language-asian="ja" style:country-asian="JP" style:language-complex="ar" style:country-complex="SA"/>
    </style:style>
    <style:style style:name="P281" style:parent-style-name="標準" style:family="paragraph">
      <style:text-properties style:language-asian="ja" style:country-asian="JP" style:language-complex="ar" style:country-complex="SA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Exercise 2. Answer Sheet</text:p>
      <text:p text:style-name="P2"/>
      <text:p text:style-name="P3"/>
      <text:p text:style-name="P4">Student's Name: ______Shunsuke Onuki_______<text:tab/><text:tab/>Student's ID: ______s1260027_______</text:p>
      <text:p text:style-name="P5"/>
      <text:p text:style-name="P6"/>
      <text:p text:style-name="P7"/>
      <text:p text:style-name="P8"><text:span text:style-name="T9">Problem 1.</text:span><text:s/><text:span text:style-name="T10">(10<text:s/></text:span><text:span text:style-name="T11">points</text:span><text:span text:style-name="T12">)</text:span><text:span text:style-name="T13"><text:s/>Consider a priority queue S implemented as a heap. Write a pseudo-code for the<text:s/></text:span><text:span text:style-name="T14">Maximum(S)<text:s/></text:span><text:span text:style-name="T15">operation on this priority queue.</text:span></text:p>
      <text:p text:style-name="P16"/>
      <text:p text:style-name="P17">Put your answer here.</text:p>
      <text:p text:style-name="P18">Def Maximum(S)</text:p>
      <text:p text:style-name="P19"><text:s text:c="6"/>for i = S.length;</text:p>
      <text:p text:style-name="P20"><text:s text:c="6"/>for j = S.length;</text:p>
      <text:p text:style-name="P21"><text:s text:c="6"/>if S[i] &lt; S[j]</text:p>
      <text:p text:style-name="P22"><text:s text:c="6"/>swap(S[j],S[i]);</text:p>
      <text:p text:style-name="P23"><text:s text:c="6"/>return Maximum(S);</text:p>
      <text:p text:style-name="P24"/>
      <text:p text:style-name="P25"/>
      <text:p text:style-name="P26"/>
      <text:p text:style-name="P27"/>
      <text:p text:style-name="P28"><text:span text:style-name="T29">Problem 2.<text:s/></text:span><text:span text:style-name="T30">(20 points)</text:span><text:span text:style-name="T31"><text:s/></text:span><text:span text:style-name="T32">Consider top-down heap construction approach. <text:s/></text:span></text:p>
      <text:p text:style-name="P33"/>
      <text:p text:style-name="P34"><text:span text:style-name="T35"><text:tab/>a). Write a pseudo-code for a<text:s/></text:span><text:span text:style-name="T36">HeapTopDown(A)<text:s/></text:span><text:span text:style-name="T37">algorithm using<text:s/></text:span><text:span text:style-name="T38">Max-Heap-Insert (A, key)</text:span><text:span text:style-name="T39"><text:s/>operation</text:span></text:p>
      <text:p text:style-name="P40"/>
      <text:p text:style-name="P41"/>
      <text:p text:style-name="P42">Put your answer here.</text:p>
      <text:p text:style-name="P43">def Max-Heap-Insert (A, k)</text:p>
      <text:p text:style-name="P44">// Input: heap A[1..n], element index i, and its new key k.</text:p>
      <text:p text:style-name="P45">// Output: heap A[1..n] conforming to heap property.</text:p>
      <text:p text:style-name="P46">A.heap_size = A.heap_size + 1</text:p>
      <text:p text:style-name="P47">A[A.heap_size] = MAX_NEGATIVE</text:p>
      <text:p text:style-name="P48">Heap-Increase-Key (A, A.heap_size, k)</text:p>
      <text:p text:style-name="P49"/>
      <text:p text:style-name="P50"/>
      <text:p text:style-name="P51"/>
      <text:p text:style-name="P52"/>
      <text:p text:style-name="P53"/>
      <text:p text:style-name="Standard"><text:span text:style-name="T54"><text:tab/></text:span><text:span text:style-name="T55">b) What is the time complexity of<text:s/></text:span><text:span text:style-name="T56">HeapTopDown(A)<text:s/></text:span><text:span text:style-name="T57">algorithm? Why?</text:span></text:p>
      <text:p text:style-name="P58"><text:tab/></text:p>
      <text:p text:style-name="P59"/>
      <text:p text:style-name="P60"/>
      <text:p text:style-name="P61">Put your answer here.</text:p>
      <text:p text:style-name="P62">Heap construction which has O(n) time complexity.</text:p>
      <text:p text:style-name="P63">For loop (repeated n-1 times) which has time complexity O(log n).</text:p>
      <text:p text:style-name="P64"><text:span text:style-name="T65">Total: O(n)*O(nlogn) = O(nlogn)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Problem 3.<text:s/></text:span><text:span text:style-name="T75">(20 points)</text:span><text:span text:style-name="T76"><text:s/></text:span><text:span text:style-name="T77">Illustrate the operation<text:s/></text:span><text:span text:style-name="T78">Heap-Extract-Max</text:span><text:span text:style-name="T79"><text:s/>on a heap<text:s/></text:span><text:span text:style-name="T80">A=[15,13,9,5,12,8,7,4,0,6]</text:span></text:p>
      <text:p text:style-name="P81"/>
      <text:p text:style-name="P82"/>
      <text:p text:style-name="P83"/>
      <text:p text:style-name="P84">Put your answer here.</text:p>
      <text:p text:style-name="P85"><text:span text:style-name="T86"><draw:custom-shape svg:x="4.13321in" svg:y="0.12222in" svg:width="0.4125in" svg:height="0.4125in" draw:z-index="251662336" draw:id="id0" draw:style-name="a0" draw:name="円/楕円 4" text:anchor-type="paragraph"><svg:title/><svg:desc/><text:p text:style-name="P87">Fv}+&lt;<text:tab/>g</text:p><text:p text:style-name="P88">@kp2</text:p><text:p text:style-name="P89">M9$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90"/>
      <text:p text:style-name="P91"/>
      <text:p text:style-name="P92"/>
      <text:p text:style-name="P93"><text:span text:style-name="T94"><draw:custom-shape svg:x="5.92241in" svg:y="0.09097in" svg:width="0.4125in" svg:height="0.4125in" draw:z-index="251664384" draw:id="id1" draw:style-name="a1" draw:name="円/楕円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95"><draw:custom-shape svg:x="2.18143in" svg:y="0.09083in" svg:width="0.4125in" svg:height="0.4125in" draw:z-index="251666432" draw:id="id2" draw:style-name="a2" draw:name="円/楕円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96"/>
      <text:p text:style-name="P97"/>
      <text:p text:style-name="P98"/>
      <text:p text:style-name="P99"><text:span text:style-name="T100"><draw:custom-shape svg:x="1.23312in" svg:y="0.14861in" svg:width="0.4125in" svg:height="0.4125in" draw:z-index="251680768" draw:id="id3" draw:style-name="a3" draw:name="円/楕円 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1"><draw:custom-shape svg:x="4.78542in" svg:y="0.14931in" svg:width="0.4125in" svg:height="0.4125in" draw:z-index="251668480" draw:id="id4" draw:style-name="a4" draw:name="円/楕円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2"><draw:custom-shape svg:x="3.09616in" svg:y="0.14792in" svg:width="0.4125in" svg:height="0.4125in" draw:z-index="251672576" draw:id="id5" draw:style-name="a5" draw:name="円/楕円 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3"><draw:custom-shape svg:x="5.92255in" svg:y="0.14792in" svg:width="0.4125in" svg:height="0.4125in" draw:z-index="251674624" draw:id="id6" draw:style-name="a6" draw:name="円/楕円 1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04"/>
      <text:p text:style-name="P105"/>
      <text:p text:style-name="P106"/>
      <text:p text:style-name="P107"/>
      <text:p text:style-name="P108"><text:span text:style-name="T109"><draw:custom-shape svg:x="0.74882in" svg:y="0.18132in" svg:width="0.4125in" svg:height="0.4125in" draw:z-index="251678720" draw:id="id7" draw:style-name="a7" draw:name="円/楕円 1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10"><text:span text:style-name="T111"><draw:custom-shape svg:x="1.95997in" svg:y="0.00835in" svg:width="0.4125in" svg:height="0.4125in" draw:z-index="251676672" draw:id="id8" draw:style-name="a8" draw:name="円/楕円 1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12"><draw:custom-shape svg:x="2.90496in" svg:y="0.16389in" svg:width="0.4125in" svg:height="0.4125in" draw:z-index="251670528" draw:id="id9" draw:style-name="a9" draw:name="円/楕円 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Problem 4.<text:s/></text:span><text:span text:style-name="T152">(50 points)</text:span><text:span text:style-name="T153"><text:s/></text:span><text:span text:style-name="T154">Write a program implementing<text:s/></text:span><text:span text:style-name="T155">HeapBottomUp (A)<text:s/></text:span><text:span text:style-name="T156">algorithm. Upload your source code. Show your input array and the output heap in the space below.</text:span></text:p>
      <text:p text:style-name="P157"/>
      <text:p text:style-name="P158"/>
      <text:p text:style-name="P159"><text:s text:c="3"/></text:p>
      <text:p text:style-name="P160"><text:s text:c="4"/>Put your answer here.</text:p>
      <text:p text:style-name="P161"><text:span text:style-name="T162"><draw:frame draw:z-index="251660288" draw:id="id10" draw:style-name="a10" draw:name="テキスト ボックス 2" text:anchor-type="paragraph" svg:x="3.22554in" svg:y="0.0458in" svg:width="3.51319in" svg:height="3.77014in" style:rel-width="scale" style:rel-height="scale"><draw:text-box><text:p text:style-name="P163">int main() {</text:p><text:p text:style-name="P164"><text:s text:c="2"/>int i;</text:p><text:p text:style-name="P165"><text:s text:c="2"/>int a[] = {6, 5, 3, 1, 8, 7, 2, 4};</text:p><text:p text:style-name="P166"><text:s text:c="2"/>n = sizeof(a) / sizeof(int);</text:p><text:p text:style-name="P167"/><text:p text:style-name="P168"><text:s text:c="2"/>for(i = 0; i &lt; n; i++) {</text:p><text:p text:style-name="P169"><text:s text:c="4"/>cout &lt;&lt; a[i] &lt;&lt; " ";</text:p><text:p text:style-name="P170"><text:s text:c="2"/>}</text:p><text:p text:style-name="P171"><text:s text:c="2"/>cout &lt;&lt; endl;</text:p><text:p text:style-name="P172"/><text:p text:style-name="P173"><text:s text:c="2"/>heapBottomUp(a);</text:p><text:p text:style-name="P174"><text:s text:c="2"/></text:p><text:p text:style-name="P175"><text:s text:c="2"/>for(i = 0; i &lt; n; i++) {</text:p><text:p text:style-name="P176"><text:s text:c="4"/>cout &lt;&lt; a[i] &lt;&lt; " ";</text:p><text:p text:style-name="P177"><text:s text:c="2"/>}</text:p><text:p text:style-name="P178"><text:s text:c="2"/>cout &lt;&lt; endl;</text:p><text:p text:style-name="P179"/><text:p text:style-name="標準"><text:span text:style-name="T180">}</text:span></text:p></draw:text-box><svg:title/><svg:desc/></draw:frame></text:span><text:span text:style-name="T181"><draw:frame draw:z-index="251659264" draw:id="id11" draw:style-name="a11" draw:name="テキスト ボックス 1" text:anchor-type="paragraph" svg:x="0.0971in" svg:y="0.0458in" svg:width="2.99028in" svg:height="7.21042in" style:rel-width="scale" style:rel-height="scale"><draw:text-box><text:p text:style-name="P182">#include &lt;iostream&gt;</text:p><text:p text:style-name="P183"><text:span text:style-name="T184">using namespace std;</text:span></text:p><text:p text:style-name="P185">int n;</text:p><text:p text:style-name="P186"/><text:p text:style-name="P187">int leaf(int i){ return 2*i;}</text:p><text:p text:style-name="P188"><text:span text:style-name="T189">int right(int i){ return 2*i+1;}</text:span></text:p><text:p text:style-name="P190">int parent(int i) {</text:p><text:p text:style-name="P191"><text:s text:c="2"/>if(i%2 == 1)</text:p><text:p text:style-name="P192"><text:s text:c="4"/>return i/2;</text:p><text:p text:style-name="P193"><text:s text:c="2"/>else</text:p><text:p text:style-name="P194"><text:s text:c="4"/>return (i-1)/2;</text:p><text:p text:style-name="P195"><text:span text:style-name="T196">}</text:span></text:p><text:p text:style-name="P197"><text:span text:style-name="T198">void maxHeap(int* a, int i) {</text:span></text:p><text:p text:style-name="P199"><text:s text:c="2"/>int largest=0;</text:p><text:p text:style-name="P200"><text:span text:style-name="T201"><text:s text:c="2"/>int v;</text:span></text:p><text:p text:style-name="P202"><text:s text:c="2"/>int l = leaf(i);</text:p><text:p text:style-name="P203"><text:span text:style-name="T204"><text:s text:c="2"/>int r = right(i);</text:span></text:p><text:p text:style-name="P205"><text:s text:c="2"/>if(l &lt; n &amp;&amp; a[l] &gt; a[i])</text:p><text:p text:style-name="P206"><text:s text:c="4"/>largest = l;</text:p><text:p text:style-name="P207"><text:s text:c="2"/>else</text:p><text:p text:style-name="P208"><text:span text:style-name="T209"><text:s text:c="4"/>largest = i;</text:span></text:p><text:p text:style-name="P210"><text:s text:c="2"/>if(r &lt; n &amp;&amp; a[r] &gt; a[largest])</text:p><text:p text:style-name="P211"><text:span text:style-name="T212"><text:s text:c="4"/>largest = r;</text:span></text:p><text:p text:style-name="P213"><text:s text:c="2"/>if(largest != i) {</text:p><text:p text:style-name="P214"><text:s text:c="4"/>v = a[i];</text:p><text:p text:style-name="P215"><text:s text:c="4"/>a[i] = a[largest];</text:p><text:p text:style-name="P216"><text:s text:c="4"/>a[largest] = v;</text:p><text:p text:style-name="P217"><text:s text:c="4"/>maxHeap(a, largest);</text:p><text:p text:style-name="P218"><text:s text:c="2"/>}</text:p><text:p text:style-name="P219">}</text:p><text:p text:style-name="P220"/><text:p text:style-name="P221">void heapBottomUp(int a[]) {</text:p><text:p text:style-name="P222"><text:s text:c="2"/>int i=0;</text:p><text:p text:style-name="P223"/><text:p text:style-name="P224"><text:s text:c="2"/>for(i = parent(n); i &gt;= 0; i--) {</text:p><text:p text:style-name="P225"><text:s text:c="4"/>maxHeap(a, i);</text:p><text:p text:style-name="P226"><text:s text:c="2"/>}</text:p><text:p text:style-name="P227"><text:span text:style-name="T228">}</text:span></text:p></draw:text-box><svg:title/><svg:desc/></draw:frame>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標準"><text:span text:style-name="T249"><draw:frame draw:z-index="251661312" draw:id="id12" draw:style-name="a12" draw:name="テキスト ボックス 3" text:anchor-type="paragraph" svg:x="3.22554in" svg:y="0.10728in" svg:width="4.10069in" svg:height="1.42153in" style:rel-width="scale" style:rel-height="scale"><draw:text-box><text:p text:style-name="P250">//result</text:p><text:p text:style-name="P251"/><text:p text:style-name="P252">% ./a.out</text:p><text:p text:style-name="P253">6 5 3 1 8 7 2 4<text:s/></text:p><text:p text:style-name="標準"><text:span text:style-name="T254">8 7 6 4 3 5 2 1</text:span></text:p></draw:text-box><svg:title/><svg:desc/></draw:frame></text:span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<text:tab/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ＭＳ 明朝" svg:font-family="ＭＳ 明朝" style:font-family-generic="modern" style:font-pitch="fixed" svg:panose-1="2 2 6 9 4 2 5 8 3 4"/>
    <style:font-face style:name="AppleSystemUIFont" svg:font-family="AppleSystemUIFont" style:font-family-generic="system" svg:panose-1="2 11 6 4 2 2 2 2 2 4"/>
    <style:font-face style:name="游ゴシック Light" svg:font-family="游ゴシック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游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小貫峻輔</dc:creator>
    <meta:creation-date>2020-07-13T17:25:00Z</meta:creation-date>
    <dc:date>2020-07-14T05:14:00Z</dc:date>
    <meta:template xlink:href="Normal.dotm" xlink:type="simple"/>
    <meta:editing-cycles>3</meta:editing-cycles>
    <meta:editing-duration>PT960S</meta:editing-duration>
    <meta:document-statistic meta:page-count="4" meta:paragraph-count="3" meta:word-count="230" meta:character-count="1538" meta:row-count="10" meta:non-whitespace-character-count="1311"/>
  </office:meta>
</office:document-meta>
</file>